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de45" officeooo:paragraph-rsid="0000de45"/>
    </style:style>
    <style:style style:name="P2" style:family="paragraph" style:parent-style-name="Standard" style:list-style-name="L1">
      <style:text-properties officeooo:rsid="0001ffdd" officeooo:paragraph-rsid="0001ffdd"/>
    </style:style>
    <style:style style:name="P3" style:family="paragraph" style:parent-style-name="Standard" style:list-style-name="L1">
      <style:text-properties officeooo:rsid="000292c9" officeooo:paragraph-rsid="000292c9"/>
    </style:style>
    <style:style style:name="P4" style:family="paragraph" style:parent-style-name="Standard" style:list-style-name="L1">
      <style:text-properties officeooo:rsid="000374a0" officeooo:paragraph-rsid="000374a0"/>
    </style:style>
    <style:style style:name="T1" style:family="text">
      <style:text-properties officeooo:rsid="0001ffdd"/>
    </style:style>
    <style:style style:name="T2" style:family="text">
      <style:text-properties officeooo:rsid="000292c9"/>
    </style:style>
    <style:style style:name="T3" style:family="text">
      <style:text-properties officeooo:rsid="000374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91937626170205475" text:style-name="L1">
        <text:list-item>
          <text:p text:style-name="P2">Game</text:p>
          <text:list>
            <text:list-item>
              <text:p text:style-name="P3">Straight Forwards(Purpose: Make a Playable Game)</text:p>
            </text:list-item>
            <text:list-item>
              <text:p text:style-name="P2">Coded using the Python interpreter</text:p>
            </text:list-item>
            <text:list-item>
              <text:p text:style-name="P2">Concepts:</text:p>
              <text:list>
                <text:list-item>
                  <text:p text:style-name="P2">Falls on the player</text:p>
                </text:list-item>
                <text:list-item>
                  <text:p text:style-name="P2">If collides with the player(vice versa)</text:p>
                  <text:list>
                    <text:list-item>
                      <text:p text:style-name="P2">Game Over</text:p>
                    </text:list-item>
                  </text:list>
                </text:list-item>
              </text:list>
            </text:list-item>
            <text:list-item>
              <text:p text:style-name="P2">Simple base colors</text:p>
            </text:list-item>
            <text:list-item>
              <text:p text:style-name="P2">Future:</text:p>
              <text:list>
                <text:list-item>
                  <text:p text:style-name="P2">Settings</text:p>
                  <text:list>
                    <text:list-item>
                      <text:p text:style-name="P2">Decide on color settings</text:p>
                    </text:list-item>
                    <text:list-item>
                      <text:p text:style-name="P2">Player name and Default Color Setting</text:p>
                    </text:list-item>
                    <text:list-item>
                      <text:p text:style-name="P2">More Games</text:p>
                    </text:list-item>
                  </text:list>
                </text:list-item>
                <text:list-item>
                  <text:p text:style-name="P3">Players</text:p>
                  <text:list>
                    <text:list-item>
                      <text:p text:style-name="P3">Multiple Accounts</text:p>
                      <text:list>
                        <text:list-item>
                          <text:p text:style-name="P3">Login</text:p>
                        </text:list-item>
                        <text:list-item>
                          <text:p text:style-name="P4">Accounts File, Highscores, Default Setti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Server</text:p>
          <text:list>
            <text:list-item>
              <text:p text:style-name="P3">Straight Forward (Purpose: Transfer Data)</text:p>
            </text:list-item>
            <text:list-item>
              <text:p text:style-name="P2">Client (Python/Game) Side</text:p>
              <text:list>
                <text:list-item>
                  <text:p text:style-name="P2">Send:</text:p>
                  <text:list>
                    <text:list-item>
                      <text:p text:style-name="P2">Highscores</text:p>
                    </text:list-item>
                    <text:list-item>
                      <text:p text:style-name="P2">Mac Address</text:p>
                    </text:list-item>
                    <text:list-item>
                      <text:p text:style-name="P2">Current User Account</text:p>
                    </text:list-item>
                    <text:list-item>
                      <text:p text:style-name="P2">Future:</text:p>
                      <text:list>
                        <text:list-item>
                          <text:p text:style-name="P2">Player Name(Main)</text:p>
                        </text:list-item>
                        <text:list-item>
                          <text:p text:style-name="P3">Login (<text:span text:style-name="T3">Name</text:span>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Server (Python/<text:span text:style-name="T3">Personal</text:span>) Side</text:p>
              <text:list>
                <text:list-item>
                  <text:p text:style-name="P2">Simple Python Server</text:p>
                </text:list-item>
                <text:list-item>
                  <text:p text:style-name="P2">Collects Data (Recieve from Client)</text:p>
                </text:list-item>
                <text:list-item>
                  <text:p text:style-name="P2">Write to Database(connector sql)</text:p>
                </text:list-item>
              </text:list>
            </text:list-item>
          </text:list>
        </text:list-item>
        <text:list-item>
          <text:p text:style-name="P1">Database</text:p>
          <text:list>
            <text:list-item>
              <text:p text:style-name="P3">SQLite</text:p>
            </text:list-item>
            <text:list-item>
              <text:p text:style-name="P3">Catergories</text:p>
              <text:list>
                <text:list-item>
                  <text:p text:style-name="P3">Mac Address(pk)</text:p>
                </text:list-item>
                <text:list-item>
                  <text:p text:style-name="P3">Current User Account as Name</text:p>
                </text:list-item>
                <text:list-item>
                  <text:p text:style-name="P3">Three High Scores</text:p>
                  <text:list>
                    <text:list-item>
                      <text:p text:style-name="P3">Top, Middle, Low</text:p>
                    </text:list-item>
                  </text:list>
                </text:list-item>
                <text:list-item>
                  <text:p text:style-name="P3">Future:</text:p>
                  <text:list>
                    <text:list-item>
                      <text:p text:style-name="P3">Personal Username (Reset mostlikely needed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HTML</text:p>
          <text:list>
            <text:list-item>
              <text:p text:style-name="P2">A web page built of Javascript, HTML, CSS (bootstrap), Metafizzy Library.</text:p>
            </text:list-item>
            <text:list-item>
              <text:p text:style-name="P2">Listed in a .csv file</text:p>
            </text:list-item>
            <text:list-item>
              <text:p text:style-name="P2">Web Page Based on Final Project in Human-Computer Interaction</text:p>
            </text:list-item>
            <text:list-item>
              <text:p text:style-name="P1"><text:s/><text:span text:style-name="T1">Django Display the web page</text:span></text:p>
            </text:list-item>
            <text:list-item>
              <text:p text:style-name="P2"><text:soft-page-break/>Future:</text:p>
              <text:list>
                <text:list-item>
                  <text:p text:style-name="P2">Use <text:span text:style-name="T2">search bar to filter targeted string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4:21:01.873675552</meta:creation-date>
    <dc:date>2017-11-20T21:31:01.169394771</dc:date>
    <meta:editing-duration>PT4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195" meta:character-count="1040" meta:non-whitespace-character-count="938"/>
  </office:meta>
</office:document-meta>
</file>